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7A00005094000061B5867D268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4499998092651pt" fo:font-weight="bold" style:font-weight-asian="bold" style:font-weight-complex="bold"/>
    </style:style>
    <style:style style:name="P2" style:family="paragraph" style:parent-style-name="Standard">
      <style:text-properties style:font-name="sans-serif" fo:font-size="10.4499998092651pt" officeooo:paragraph-rsid="001d37f8"/>
    </style:style>
    <style:style style:name="P3" style:family="paragraph" style:parent-style-name="Standard">
      <style:text-properties officeooo:rsid="001d37f8" officeooo:paragraph-rsid="001d37f8"/>
    </style:style>
    <style:style style:name="P4" style:family="paragraph" style:parent-style-name="Standard">
      <style:text-properties officeooo:rsid="001d37f8" officeooo:paragraph-rsid="001f56d8"/>
    </style:style>
    <style:style style:name="P5" style:family="paragraph" style:parent-style-name="Standard">
      <style:text-properties style:font-name="Times New Roman" officeooo:rsid="001d37f8" officeooo:paragraph-rsid="001d37f8"/>
    </style:style>
    <style:style style:name="P6" style:family="paragraph" style:parent-style-name="Standard">
      <style:text-properties style:font-name="Times New Roman" fo:font-size="12pt" fo:font-weight="normal" officeooo:rsid="001d37f8" officeooo:paragraph-rsid="001d37f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d37f8" officeooo:paragraph-rsid="001f56d8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f56d8" officeooo:paragraph-rsid="001f56d8"/>
    </style:style>
    <style:style style:name="P9" style:family="paragraph" style:parent-style-name="Standard" style:list-style-name="L1">
      <style:text-properties officeooo:rsid="001f56d8" officeooo:paragraph-rsid="001f56d8"/>
    </style:style>
    <style:style style:name="P10" style:family="paragraph" style:parent-style-name="Standard" style:list-style-name="L1">
      <style:text-properties officeooo:paragraph-rsid="001f56d8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3" style:family="paragraph"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292934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37f8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5032" style:font-name="Monospace" fo:font-size="10pt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officeooo:rsid="001f56d8"/>
    </style:style>
    <style:style style:name="T7" style:family="text">
      <style:text-properties style:font-name="sans-serif" fo:font-size="10.4499998092651pt"/>
    </style:style>
    <style:style style:name="T8" style:family="text">
      <style:text-properties style:font-name="sans-serif" fo:font-size="10.4499998092651pt" officeooo:rsid="001f56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</text:span>exical <text:s/>specification <text:span text:style-name="T1">that is used in </text:span>in the design of the lexical analyzer <text:span text:style-name="T1">are</text:span></text:p>
      <text:p text:style-name="P6">1. Keywords :if then else for class and int not float or get put return program</text:p>
      <text:p text:style-name="P7"><text:span text:style-name="T6">Identifiers: <text:s/>x <text:s text:c="2"/>y11 <text:s text:c="2"/>elsen <text:s text:c="2"/></text:span></text:p>
      <text:p text:style-name="P7"><text:span text:style-name="T6">Keywords: <text:s/>if <text:s/>else <text:s/>while <text:s/>break</text:span></text:p>
      <text:p text:style-name="P7"><text:span text:style-name="T6">Integer: 2 <text:s text:c="2"/>1000 <text:s text:c="2"/></text:span></text:p>
      <text:p text:style-name="P7"><text:span text:style-name="T6">Floating-point: 2.0 <text:s text:c="2"/>0.00020 0.02</text:span></text:p>
      <text:p text:style-name="P7"><text:span text:style-name="T6">Character: ’c’ <text:s text:c="2"/>’\000’</text:span></text:p>
      <text:p text:style-name="P7"><text:span text:style-name="T6">Symbols: <text:s text:c="2"/>+ <text:s/>* <text:s/>{ <text:s/>} <text:s/>+ ; &lt;= <text:s text:c="2"/>[ <text:s/>] <text:s/>&gt;=</text:span>.</text:p>
      <text:p text:style-name="P5"/>
      <text:p text:style-name="P3"/>
      <text:p text:style-name="P3"/>
      <text:p text:style-name="P8">Finite State Machine: Used from the slide. Added few tokens like ';'.</text:p>
      <text:p text:style-name="P3"><draw:frame text:anchor-type="paragraph" draw:z-index="0" draw:name="Picture 4" draw:style-name="gr1" draw:text-style-name="P13" svg:width="5.287in" svg:height="6.4098in" svg:x="0.0008in" svg:y="0in"><draw:image xlink:href="Pictures/2000017A00005094000061B5867D2686.wmf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8">This is the data structure in the Lex.hh which gives the identity to the token </text:p>
      <text:p text:style-name="P3"/>
      <text:p text:style-name="P3"><text:span text:style-name="T2">struct</text:span><text:span text:style-name="T3"> </text:span><text:span text:style-name="T4">TokenDS</text:span></text:p>
      <text:p text:style-name="P11"><text:span text:style-name="T3">{</text:span></text:p>
      <text:p text:style-name="P11"><text:span text:style-name="T3"><text:s text:c="4"/>std::</text:span><text:span text:style-name="T4">string</text:span><text:span text:style-name="T3"> </text:span><text:span text:style-name="T5">type</text:span><text:span text:style-name="T3">; </text:span></text:p>
      <text:p text:style-name="P11"><text:span text:style-name="T3"><text:s text:c="4"/>std::</text:span><text:span text:style-name="T4">string</text:span><text:span text:style-name="T3"> </text:span><text:span text:style-name="T5">value</text:span><text:span text:style-name="T3">;</text:span></text:p>
      <text:p text:style-name="P11"><text:span text:style-name="T3"><text:s text:c="4"/></text:span><text:span text:style-name="T2">int</text:span><text:span text:style-name="T3"> </text:span><text:span text:style-name="T5">lineNum</text:span><text:span text:style-name="T3">;</text:span></text:p>
      <text:p text:style-name="P12"/>
      <text:p text:style-name="P11"><text:span text:style-name="T3">};</text:span></text:p>
      <text:p text:style-name="P3"/>
      <text:p text:style-name="P3">Overall structure of design</text:p>
      <text:p text:style-name="P8">The src folder contains the Lexical analyzer code and test folder contains the test cases written in gtest framework.</text:p>
      <text:p text:style-name="P4"/>
      <text:p text:style-name="P3"/>
      <text:p text:style-name="P2"><text:span text:style-name="T1">Identify all the tools/libraries/techniques that you have used in your analysis or implementation and justify </text:span>why you have used these particular ones as opposed to others</text:p>
      <text:p text:style-name="P2"/>
      <text:list xml:id="list5229026455082370441" text:style-name="L1">
        <text:list-item>
          <text:p text:style-name="P10"><text:span text:style-name="T8">Tools: Gtest &amp; Boost Tokenizer. These libraries are standard </text:span></text:p>
        </text:list-item>
        <text:list-item>
          <text:p text:style-name="P9"><text:span text:style-name="T7">Implementation: Implementation is Table driven as it better to troubleshoot, debug and test as compared to hand written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0:39:50.717901452</meta:creation-date>
    <dc:date>2017-01-30T22:19:52.088555861</dc:date>
    <meta:editing-duration>PT8M42S</meta:editing-duration>
    <meta:editing-cycles>1</meta:editing-cycles>
    <meta:document-statistic meta:table-count="0" meta:image-count="0" meta:object-count="0" meta:page-count="2" meta:paragraph-count="21" meta:word-count="175" meta:character-count="1065" meta:non-whitespace-character-count="866"/>
    <meta:generator>LibreOffice/4.3.7.2$Linux_X86_64 LibreOffice_project/430m0$Build-2</meta:generator>
  </office:meta>
</office:document-meta>
</file>